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6e1c5" officeooo:paragraph-rsid="0016e1c5"/>
    </style:style>
    <style:style style:name="P3" style:family="paragraph" style:parent-style-name="Standard">
      <style:paragraph-properties fo:text-align="justify" style:justify-single-word="false"/>
      <style:text-properties officeooo:rsid="0017d2e7" officeooo:paragraph-rsid="0016e1c5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99c86" officeooo:paragraph-rsid="00199c86"/>
    </style:style>
    <style:style style:name="P5" style:family="paragraph" style:parent-style-name="Subtitle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ubtitle">
      <style:paragraph-properties fo:text-align="justify" style:justify-single-word="false"/>
      <style:text-properties officeooo:paragraph-rsid="00199c86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officeooo:paragraph-rsid="0017d2e7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color="#bdbdbd" loext:opacity="100%" style:font-name="Liberation Sans" fo:font-size="10.5pt" officeooo:paragraph-rsid="0017d2e7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fo:color="#757575" loext:opacity="100%" style:font-name="Liberation Sans" fo:font-size="10.5pt" officeooo:paragraph-rsid="0017d2e7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1c5"/>
    </style:style>
    <style:style style:name="T3" style:family="text">
      <style:text-properties fo:font-variant="normal" fo:text-transform="none" fo:color="#151515" loext:opacity="100%" fo:letter-spacing="normal" fo:font-style="normal" fo:font-weight="bold" officeooo:rsid="0017d2e7" style:font-weight-asian="bold" style:font-weight-complex="bold"/>
    </style:style>
    <style:style style:name="T4" style:family="text">
      <style:text-properties fo:font-variant="normal" fo:text-transform="none" fo:color="#151515" loext:opacity="100%" style:font-name="Liberation Sans" fo:font-size="12pt" fo:letter-spacing="normal" fo:font-style="normal" fo:font-weight="bold" officeooo:rsid="0017d2e7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letter-spacing="normal" fo:font-style="normal" fo:font-weight="bold" officeooo:rsid="0017d2e7" style:font-weight-asian="bold" style:font-weight-complex="bold"/>
    </style:style>
    <style:style style:name="T6" style:family="text">
      <style:text-properties fo:font-variant="normal" fo:text-transform="none" fo:color="#757575" loext:opacity="100%" fo:letter-spacing="normal" fo:font-style="normal" fo:font-weight="bold" officeooo:rsid="0017d2e7" style:font-weight-asian="bold" style:font-weight-complex="bold"/>
    </style:style>
    <style:style style:name="T7" style:family="text">
      <style:text-properties fo:color="#536dfe" loext:opacity="100%" fo:font-weight="bold" style:font-weight-asian="bold" style:font-weight-complex="bold"/>
    </style:style>
    <style:style style:name="T8" style:family="text">
      <style:text-properties officeooo:rsid="00199c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81cm" fo:text-indent="-0.635cm" fo:margin-left="1.6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16cm" fo:text-indent="-0.635cm" fo:margin-left="2.3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51cm" fo:text-indent="-0.635cm" fo:margin-left="2.9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86cm" fo:text-indent="-0.635cm" fo:margin-left="3.5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21cm" fo:text-indent="-0.635cm" fo:margin-left="4.2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56cm" fo:text-indent="-0.635cm" fo:margin-left="4.8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91cm" fo:text-indent="-0.635cm" fo:margin-left="5.4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26cm" fo:text-indent="-0.635cm" fo:margin-left="6.1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61cm" fo:text-indent="-0.635cm" fo:margin-left="6.7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96cm" fo:text-indent="-0.635cm" fo:margin-left="7.39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união dia <text:span text:style-name="T2">1</text:span><text:span text:style-name="T8">6</text:span> de <text:span text:style-name="T8">Março</text:span> de 2024</text:p>
      <text:p text:style-name="P5"/>
      <text:p text:style-name="P5">Temas abordados </text:p>
      <text:list xml:id="list3618566548" text:style-name="L1">
        <text:list-item>
          <text:p text:style-name="P2">Foi abordado o uso do bitrix</text:p>
        </text:list-item>
        <text:list-item>
          <text:p text:style-name="P2">Liderança</text:p>
        </text:list-item>
        <text:list-item>
          <text:p text:style-name="P4">Comunicação</text:p>
        </text:list-item>
        <text:list-item>
          <text:p text:style-name="P4">Horas a se dedicar ao projeto 4h a 8h </text:p>
        </text:list-item>
        <text:list-item>
          <text:p text:style-name="P4">Responsabilidade </text:p>
        </text:list-item>
        <text:list-item>
          <text:p text:style-name="P4">Desistência </text:p>
        </text:list-item>
        <text:list-item>
          <text:p text:style-name="P4">Comprometimento</text:p>
        </text:list-item>
        <text:list-item>
          <text:p text:style-name="P4">E o que o BayArea</text:p>
        </text:list-item>
        <text:list-item>
          <text:p text:style-name="P4">Divisão de Equipes</text:p>
        </text:list-item>
      </text:list>
      <text:p text:style-name="P3"/>
      <text:p text:style-name="P6"><text:span text:style-name="T1">Tarefas para essa semana <text:s/>16/03 a 23/03:</text:span></text:p>
      <text:p text:style-name="P6"><text:span text:style-name="T4">Ler e estudar o material enviado</text:span></text:p>
      <text:p text:style-name="P8"><text:span text:style-name="T6">• Bay Area - o projeto:</text:span></text:p>
      <text:p text:style-name="P9"><text:span text:style-name="T5"><text:s text:c="6"/>https://youtu.be/AeromZuXO04 <text:s text:c="3"/></text:span></text:p>
      <text:p text:style-name="P9"><text:span text:style-name="T5">• SCRUM:</text:span></text:p>
      <text:p text:style-name="P9"><text:span text:style-name="T5"><text:s text:c="6"/>https://www.youtube.com/watch?v=1DkmzynmRHk (SCRUM conceitos)</text:span></text:p>
      <text:p text:style-name="P9"><text:span text:style-name="T5"><text:s text:c="6"/>https://www.youtube.com/watch?v=XfvQWnRgxG0 </text:span></text:p>
      <text:p text:style-name="P9"><text:span text:style-name="T5">• GitHub</text:span></text:p>
      <text:p text:style-name="P9"><text:span text:style-name="T5"><text:s text:c="6"/>Básico: https://www.youtube.com/watch?v=_hZf1teRFNg</text:span></text:p>
      <text:p text:style-name="P9"><text:span text:style-name="T5"><text:s text:c="6"/>Mais completo: https://www.youtube.com/watch?v=192Hg</text:span></text:p>
      <text:p text:style-name="P9"><text:span text:style-name="T5"><text:s text:c="6"/></text:span></text:p>
      <text:p text:style-name="P7"><text:span text:style-name="T3"><text:s text:c="4"/>• Cadastrar a conta no Bitrix24 </text:span></text:p>
      <text:p text:style-name="P7"><text:span text:style-name="T3"><text:s text:c="4"/>• Informar a conta do GitHub</text:span></text:p>
      <text:p text:style-name="P7"><text:span text:style-name="T3"><text:s text:c="4"/>• Montar o ambiente de trabalh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8:57:40.193726622</meta:creation-date>
    <dc:date>2024-04-15T01:37:59.135961700</dc:date>
    <meta:editing-duration>PT23M4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97" meta:character-count="711" meta:non-whitespace-character-count="588"/>
  </office:meta>
</office:document-meta>
</file>